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Dyuthi" svg:font-family="Dyuthi" style:font-pitch="variable"/>
    <style:font-face style:name="Tibetan Machine Uni" svg:font-family="'Tibetan Machine Un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Extrabold" fo:font-size="48pt" officeooo:rsid="000f22b1" officeooo:paragraph-rsid="000f22b1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Open Sans Extrabold" fo:font-size="28pt" officeooo:rsid="000f22b1" officeooo:paragraph-rsid="000f22b1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UPLOADFILE</text:p>
      <text:p text:style-name="P1">WEB </text:p>
      <text:p text:style-name="P2">PROJECT MANAGEMEN SYSTE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Dyuthi" svg:font-family="Dyuthi" style:font-pitch="variable"/>
    <style:font-face style:name="Tibetan Machine Uni" svg:font-family="'Tibetan Machine Uni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6:15:43.912489945</meta:creation-date>
    <dc:date>2020-08-03T16:18:36.094474080</dc:date>
    <meta:editing-duration>PT2M53S</meta:editing-duration>
    <meta:editing-cycles>1</meta:editing-cycles>
    <meta:document-statistic meta:table-count="0" meta:image-count="0" meta:object-count="0" meta:page-count="1" meta:paragraph-count="3" meta:word-count="6" meta:character-count="44" meta:non-whitespace-character-count="40"/>
    <meta:generator>LibreOffice/6.0.7.3$Linux_X86_64 LibreOffice_project/00m0$Build-3</meta:generator>
  </office:meta>
</office:document-meta>
</file>